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500000320D523FF60630B0011.png" manifest:media-type="image/png"/>
  <manifest:file-entry manifest:full-path="Pictures/10000201000003200000031C0082951FE4C657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3.041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06cm, 0cm, 0cm)" draw:image-opacity="100%" style:mirror="none"/>
    </style:style>
    <style:style style:name="gr3" style:family="graphic" style:parent-style-name="standard">
      <style:graphic-properties draw:stroke="solid" svg:stroke-color="#000000" draw:fill="solid" draw:fill-color="#ffffff" fo:min-height="12.05cm"/>
    </style:style>
    <style:style style:name="P1" style:family="paragraph">
      <loext:graphic-properties draw:fill="none"/>
      <style:paragraph-properties fo:text-align="center"/>
    </style:style>
    <style:style style:name="P2" style:family="paragraph">
      <loext:graphic-properties draw:fill="solid" draw:fill-color="#ffffff"/>
      <style:text-properties fo:font-size="24pt" style:font-size-asian="18pt" style:font-size-complex="18pt"/>
    </style:style>
    <style:style style:name="T1" style:family="text">
      <style:text-properties fo:font-size="2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932cm" svg:height="13.806cm" svg:x="-2.3cm" svg:y="-2.006cm">
          <draw:image xlink:href="Pictures/10000201000003200000031C0082951FE4C657E8.png" xlink:type="simple" xlink:show="embed" xlink:actuate="onLoad">
            <text:p/>
          </draw:image>
        </draw:frame>
        <draw:frame draw:style-name="gr2" draw:text-style-name="P1" draw:layer="layout" svg:width="15.813cm" svg:height="26.474cm" svg:x="14.6cm" svg:y="-2.074cm">
          <draw:image xlink:href="Pictures/100002010000022500000320D523FF60630B0011.png" xlink:type="simple" xlink:show="embed" xlink:actuate="onLoad">
            <text:p/>
          </draw:image>
        </draw:frame>
        <draw:frame draw:style-name="gr3" draw:text-style-name="P2" draw:layer="layout" svg:width="16.9cm" svg:height="12.523cm" svg:x="-2.3cm" svg:y="11.8cm">
          <draw:text-box>
            <text:p><text:span text:style-name="T1">Grabado del “Pato que digesta“. Fue un artefacto mecanico creado por Jacques de Vaucanson en 1739 que tenia por proposito imitar el sistema digestivo de un pato, comiendo granos, digiriendolos y luego excretandolos.</text:span></text:p>
            <text:p><text:span text:style-name="T1"><text:line-break/></text:span><text:span text:style-name="T1">Grabado de Rene Descartes en su libro de fisiología “De Homine” (1662). Representa el mecanismo reflejo de retirar el pie del fuego. Un impulso nervioso viaja desde el pie hacia el cerebro y luego de vuelta a la musculatur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02T18:17:07.319713636</meta:creation-date>
    <dc:date>2021-08-02T23:44:30.784823719</dc:date>
    <meta:editing-duration>PT1H14M40S</meta:editing-duration>
    <meta:editing-cycles>2</meta:editing-cycles>
    <meta:generator>LibreOffice/5.1.6.2$Linux_X86_64 LibreOffice_project/10m0$Build-2</meta:generator>
    <meta:document-statistic meta:object-count="3"/>
  </office:meta>
</office:document-meta>
</file>